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99000000FA7218B503.png" manifest:media-type="image/png"/>
  <manifest:file-entry manifest:full-path="Pictures/10000000000000800000008022E7224A.jpg" manifest:media-type="image/jpeg"/>
  <manifest:file-entry manifest:full-path="Pictures/10000000000000360000000B4C697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1" svg:font-family="'Apple Chancery'"/>
    <style:font-face style:name="Comic Sans MS1" svg:font-family="'Comic Sans MS'"/>
    <style:font-face style:name="Helvetica1" svg:font-family="Helvetica"/>
    <style:font-face style:name="Times2" svg:font-family="Times"/>
    <style:font-face style:name="ＭＳ Ｐゴシック2" svg:font-family="'ＭＳ Ｐゴシック'"/>
    <style:font-face style:name="ＭＳ Ｐゴシック1" svg:font-family="'ＭＳ Ｐゴシック'" style:font-family-generic="decorative"/>
    <style:font-face style:name="Comic Sans MS" svg:font-family="'Comic Sans MS'" style:font-pitch="fixed"/>
    <style:font-face style:name="Helvetica" svg:font-family="Helvetica" style:font-pitch="fixed"/>
    <style:font-face style:name="Times1" svg:font-family="Times" style:font-pitch="fixed"/>
    <style:font-face style:name="ＭＳ Ｐゴシック4" svg:font-family="'ＭＳ Ｐゴシック'" style:font-pitch="fixed"/>
    <style:font-face style:name="Apple Chancery" svg:font-family="'Apple Chancery'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FS Solomos" svg:font-family="'GFS Solomos'" style:font-pitch="variable"/>
    <style:font-face style:name="Helvetica2" svg:font-family="Helvetica" style:font-pitch="variable"/>
    <style:font-face style:name="LM Mono Prop Light 10" svg:font-family="'LM Mono Prop Light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ＭＳ Ｐゴシック3" svg:font-family="'ＭＳ Ｐゴシック'" style:font-pitch="variable"/>
    <style:font-face style:name="DejaVu Sans1" svg:font-family="'DejaVu Sans'" style:font-family-generic="decorative" style:font-pitch="variable"/>
    <style:font-face style:name="Droid Sans Fallback1" svg:font-family="'Droid Sans Fallback'" style:font-family-generic="decorative" style:font-pitch="variable"/>
    <style:font-face style:name="ＭＳ Ｐゴシック" svg:font-family="'ＭＳ Ｐゴシック'" style:font-family-generic="decorative" style:font-pitch="variable"/>
    <style:font-face style:name="FreeSerif" svg:font-family="FreeSerif" style:font-adornments="Italiqu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list-style-name="L6">
      <style:graphic-properties draw:stroke="solid" svg:stroke-width="0cm" svg:stroke-color="#686fed" draw:fill="none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3" style:family="graphic" style:list-style-name="L6">
      <style:graphic-properties draw:stroke="solid" svg:stroke-width="0cm" svg:stroke-color="#686fed" draw:fill="none" draw:textarea-vertical-align="top" draw:auto-grow-height="true" draw:fit-to-size="false" fo:min-height="2.851cm" fo:padding-top="0.125cm" fo:padding-bottom="0.125cm" fo:padding-left="0.25cm" fo:padding-right="0.25cm" fo:wrap-option="wrap"/>
    </style:style>
    <style:style style:name="gr4" style:family="graphic" style:list-style-name="L6">
      <style:graphic-properties draw:stroke="solid" svg:stroke-width="0cm" svg:stroke-color="#686fed" draw:fill="none" draw:textarea-vertical-align="top" draw:auto-grow-height="true" draw:fit-to-size="false" fo:min-height="3.051cm" fo:padding-top="0.125cm" fo:padding-bottom="0.125cm" fo:padding-left="0.25cm" fo:padding-right="0.25cm" fo:wrap-option="wrap"/>
    </style:style>
    <style:style style:name="gr5" style:family="graphic" style:list-style-name="L6">
      <style:graphic-properties draw:stroke="solid" svg:stroke-width="0cm" svg:stroke-color="#686fed" draw:fill="none" draw:textarea-vertical-align="top" draw:auto-grow-height="true" draw:fit-to-size="false" fo:min-height="0cm" fo:padding-top="0.125cm" fo:padding-bottom="0.125cm" fo:padding-left="0.25cm" fo:padding-right="0.25cm" fo:wrap-option="wrap"/>
    </style:style>
    <style:style style:name="gr6" style:family="graphic" style:list-style-name="L9">
      <style:graphic-properties draw:stroke="none" svg:stroke-width="0cm" draw:fill="none" draw:textarea-vertical-align="top" draw:auto-grow-height="true" draw:fit-to-size="false" fo:min-height="1.018cm" fo:padding-top="0.125cm" fo:padding-bottom="0.125cm" fo:padding-left="0.25cm" fo:padding-right="0.25cm" fo:wrap-option="wrap"/>
    </style:style>
    <style:style style:name="gr7" style:family="graphic">
      <style:graphic-properties draw:stroke="none" svg:stroke-width="0.026cm" draw:stroke-linejoin="round" draw:fill="solid" draw:fill-color="#00b050" draw:textarea-vertical-align="top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0" style:family="graphic" style:parent-style-name="standard" style:list-style-name="L6">
      <style:graphic-properties draw:stroke="solid" svg:stroke-width="0cm" svg:stroke-color="#686fed" draw:fill="none" draw:textarea-vertical-align="top" draw:auto-grow-height="true" draw:fit-to-size="false" fo:min-height="3.048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pr1" style:family="presentation" style:parent-style-name="Titre_20_et_20_contenu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re_20_et_20_contenu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-backgroundobjects" style:list-style-name="L4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re_20_et_20_contenu-backgroundobjects" style:list-style-name="L5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backgroundobjects" style:list-style-name="L5">
      <style:graphic-properties draw:stroke="none" svg:stroke-width="0.026cm" draw:stroke-linejoin="miter" draw:fill="solid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notes">
      <style:graphic-properties draw:fill-color="#ffffff" fo:min-height="13.365cm"/>
    </style:style>
    <style:style style:name="co1" style:family="table-column">
      <style:table-column-properties style:column-width="1.043cm" style:use-optimal-column-width="false"/>
    </style:style>
    <style:style style:name="co2" style:family="table-column">
      <style:table-column-properties style:column-width="1.047cm" style:use-optimal-column-width="false"/>
    </style:style>
    <style:style style:name="ro1" style:family="table-row">
      <style:table-row-properties style:row-height="1.271cm"/>
    </style:style>
    <style:style style:name="ce1" style:family="table-cell">
      <style:graphic-properties draw:fill="solid" draw:fill-color="#9a9ff3" style:repeat="repeat" draw:textarea-vertical-align="top" fo:padding-top="0.127cm" fo:padding-bottom="0.127cm" fo:padding-left="0.254cm" fo:padding-right="0.254cm"/>
      <style:paragraph-properties fo:border-left="0.48pt solid #b3d1f0" fo:border-right="0.48pt solid #b3d1f0" fo:border-top="0.48pt solid #b3d1f0" fo:border-bottom="1.5pt solid #b3d1f0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 style:punctuation-wrap="simple" style:writing-mode="lr-tb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18pt" style:font-size-asian="18pt" style:font-size-complex="18pt"/>
    </style:style>
    <style:style style:name="P11" style:family="paragraph">
      <style:paragraph-properties fo:margin-top="0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1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color="#ff3333" style:font-name="FreeSerif" fo:font-size="26pt" fo:font-weight="bold" style:font-size-asian="26pt" style:font-weight-asian="bold" style:font-size-complex="26pt" style:font-weight-complex="bold"/>
    </style:style>
    <style:style style:name="P15" style:family="paragraph">
      <style:paragraph-properties fo:text-align="start" style:font-independent-line-spacing="true"/>
      <style:text-properties fo:color="#ff3333" style:font-name="FreeSerif" fo:font-size="26pt" fo:font-weight="bold" style:font-size-asian="26pt" style:font-weight-asian="bold" style:font-size-complex="26pt" style:font-weight-complex="bold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17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18" style:family="paragraph">
      <style:text-properties fo:font-size="20pt"/>
    </style:style>
    <style:style style:name="T1" style:family="text">
      <style:text-properties fo:font-variant="normal" fo:text-transform="none" fo:color="#ff7a75" style:text-line-through-style="none" style:text-line-through-type="none" style:text-position="0% 100%" style:font-name="Comic Sans MS1" fo:font-size="44pt" fo:letter-spacing="normal" fo:font-style="italic" style:text-underline-style="none" fo:font-weight="bold" style:font-name-asian="ＭＳ Ｐゴシック2" style:font-size-asian="44pt" style:font-style-asian="italic" style:font-weight-asian="bold" style:font-name-complex="ＭＳ Ｐゴシック2" style:font-size-complex="44pt" style:font-style-complex="italic" style:font-weight-complex="bold"/>
    </style:style>
    <style:style style:name="T2" style:family="text">
      <style:text-properties fo:font-variant="normal" fo:text-transform="none" fo:color="#f06157" style:text-line-through-style="none" style:text-line-through-type="none" style:text-position="0% 100%" style:font-name="Helvetica1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Apple Chancery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4" style:family="text">
      <style:text-properties fo:font-variant="normal" fo:text-transform="none" fo:color="#9a9ff3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T5" style:family="text">
      <style:text-properties fo:font-variant="normal" fo:text-transform="none" fo:color="#1822cd" style:text-line-through-style="none" style:text-line-through-type="none" style:text-position="0% 100%" style:font-name="Apple Chancery1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ＭＳ Ｐゴシック2" style:font-size-complex="14pt" style:font-style-complex="normal" style:font-weight-complex="normal"/>
    </style:style>
    <style:style style:name="T6" style:family="text">
      <style:text-properties fo:font-variant="normal" fo:text-transform="none" fo:color="#1822cd" style:text-line-through-style="none" style:text-line-through-type="none" style:text-position="0% 100%" style:font-name="Times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4" style:font-size-complex="18pt" style:font-style-complex="normal" style:font-weight-complex="bold"/>
    </style:style>
    <style:style style:name="T7" style:family="text">
      <style:text-properties fo:font-variant="normal" fo:text-transform="none" fo:color="#1822cd" style:text-line-through-style="none" style:text-line-through-type="none" style:text-position="0% 100%" style:font-name="Times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4" style:font-size-complex="18pt" style:font-style-complex="normal" style:font-weight-complex="normal"/>
    </style:style>
    <style:style style:name="T8" style:family="text">
      <style:text-properties fo:font-variant="normal" fo:text-transform="none" fo:color="#f06157" style:text-line-through-style="none" style:text-line-through-type="none" style:text-position="0% 100%" style:font-name="Times1" fo:font-size="18pt" fo:letter-spacing="normal" fo:font-style="italic" style:text-underline-style="none" fo:font-weight="normal" style:font-name-asian="ＭＳ Ｐゴシック1" style:font-size-asian="18pt" style:font-style-asian="italic" style:font-weight-asian="normal" style:font-name-complex="ＭＳ Ｐゴシック4" style:font-size-complex="18pt" style:font-style-complex="italic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Time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4" style:font-size-complex="24pt" style:font-style-complex="normal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FreeSerif" fo:font-size="26pt" fo:letter-spacing="normal" fo:font-style="normal" style:text-underline-style="none" fo:font-weight="bold" style:font-name-asian="ＭＳ Ｐゴシック2" style:font-size-asian="26pt" style:font-style-asian="normal" style:font-weight-asian="bold" style:font-name-complex="ＭＳ Ｐゴシック2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eea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99000000FA7218B503.png" xlink:type="simple" xlink:show="embed" xlink:actuate="onLoad">
        <style:list-level-properties text:space-before="0.001cm" text:min-label-width="0.951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9a9f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822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1822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0615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0615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style-name="gr1" draw:text-style-name="P1" draw:layer="layout" svg:width="25.6cm" svg:height="0.8cm" svg:x="1.401cm" svg:y="8.8cm">
          <text:p/>
          <draw:enhanced-geometry svg:viewBox="0 0 21600 21600" draw:text-areas="0 ?f0 ?f5 ?f2" draw:type="right-arrow" draw:modifiers="21022.8975430647 6732.4675324675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itle 1" presentation:style-name="pr1" draw:text-style-name="P3" draw:layer="layout" svg:width="26.1cm" svg:height="1.745cm" svg:x="0.361cm" svg:y="0.37cm" presentation:class="title" presentation:user-transformed="true">
          <draw:text-box>
            <text:p text:style-name="P2"><text:span text:style-name="T1">SPASSO - PRODUCTS</text:span></text:p>
          </draw:text-box>
        </draw:frame>
        <draw:frame draw:name="Content Placeholder 2" presentation:style-name="pr2" draw:text-style-name="P5" draw:layer="layout" svg:width="25.875cm" svg:height="1.142cm" svg:x="0.421cm" svg:y="3.261cm" presentation:class="outline" presentation:user-transformed="true">
          <draw:text-box>
            <text:list text:style-name="L2">
              <text:list-item>
                <text:p text:style-name="P4"><text:span text:style-name="T2">Timescale for FUMSECK (UTC+2)</text:span></text:p>
              </text:list-item>
            </text:list>
          </draw:text-box>
        </draw:frame>
        <draw:frame draw:name="Date Placeholder 3" presentation:style-name="pr3" draw:text-style-name="P7" draw:layer="layout" svg:width="3.374cm" svg:height="1.013cm" svg:x="21.601cm" svg:y="18.12cm" presentation:class="date-time" presentation:user-transformed="true">
          <draw:text-box>
            <text:p text:style-name="P6"><text:span text:style-name="T3"><text:date style:data-style-name="D1" text:date-value="2019-04-26">26/04/2019</text:date></text:span></text:p>
          </draw:text-box>
        </draw:frame>
        <draw:frame draw:name="Slide Number Placeholder 4" presentation:style-name="pr4" draw:text-style-name="P7" draw:layer="layout" svg:width="6.299cm" svg:height="1.013cm" svg:x="4.95cm" svg:y="18.036cm" presentation:class="page-number" presentation:user-transformed="true">
          <draw:text-box>
            <text:p text:style-name="P6"><text:span text:style-name="T4"><text:page-number>&lt;numéro&gt;</text:page-number></text:span></text:p>
          </draw:text-box>
        </draw:frame>
        <draw:frame draw:name="Footer Placeholder 5" presentation:style-name="pr5" draw:text-style-name="P9" draw:layer="layout" svg:width="4.65cm" svg:height="0.846cm" svg:x="1.35cm" svg:y="18.203cm" presentation:class="footer" presentation:user-transformed="true">
          <draw:text-box>
            <text:p text:style-name="P8"><text:span text:style-name="T5">S. Barrillon</text:span></text:p>
          </draw:text-box>
        </draw:frame>
        <draw:custom-shape draw:name="TextBox 14" draw:style-name="gr2" draw:text-style-name="P11" draw:layer="Mise en page" svg:width="3.654cm" svg:height="3.3cm" svg:x="1cm" svg:y="11.3cm">
          <text:p text:style-name="P10"><text:span text:style-name="T6">CMEMS</text:span><text:span text:style-name="T7"> </text:span></text:p>
          <text:p text:style-name="P10"><text:span text:style-name="T8">SSH, UV</text:span></text:p>
          <text:p text:style-name="P10"><text:span text:style-name="T7">1km</text:span></text:p>
          <text:p text:style-name="P10"><text:span text:style-name="T7">0d <text:s text:c="15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" draw:text-style-name="P11" draw:layer="Mise en page" svg:width="4cm" svg:height="3.297cm" svg:x="5.2cm" svg:y="12.2cm">
          <text:p text:style-name="P10"><text:span text:style-name="T6">CMEMS</text:span><text:span text:style-name="T7"> </text:span></text:p>
          <text:p text:style-name="P10"><text:span text:style-name="T8">CHL</text:span><text:span text:style-name="T7"> L4 </text:span><text:span text:style-name="T7">–</text:span><text:span text:style-name="T7"> L3 1km</text:span></text:p>
          <text:p text:style-name="P10"><text:span text:style-name="T7">-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" draw:text-style-name="P11" draw:layer="Mise en page" svg:width="4.37cm" svg:height="3.3cm" svg:x="9.63cm" svg:y="11.4cm">
          <text:p text:style-name="P10"><text:span text:style-name="T6">CMEMS</text:span><text:span text:style-name="T7"> </text:span><text:span text:style-name="T8">SST</text:span><text:span text:style-name="T7"> L4 – L3S</text:span></text:p>
          <text:p text:style-name="P10"><text:span text:style-name="T7">1km</text:span></text:p>
          <text:p text:style-name="P10"><text:span text:style-name="T7">0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11" draw:layer="Mise en page" svg:width="2.765cm" svg:height="3.297cm" svg:x="21.4cm" svg:y="11.503cm">
          <text:p text:style-name="P10"><text:span text:style-name="T6">JPL </text:span></text:p>
          <text:p text:style-name="P10"><text:span text:style-name="T8">SST</text:span><text:span text:style-name="T7"> L4</text:span></text:p>
          <text:p text:style-name="P10"><text:span text:style-name="T7">4km</text:span></text:p>
          <text:p text:style-name="P10"><text:span text:style-name="T7">-2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3" draw:style-name="standard" draw:layer="layout" svg:width="25.035cm" svg:height="1.27cm" svg:x="1.342cm" svg:y="8.52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Box 82" draw:style-name="gr6" draw:text-style-name="P13" draw:layer="Mise en page" svg:width="25.036cm" svg:height="1.268cm" svg:x="1.752cm" svg:y="6.833cm">
          <text:p text:style-name="P12"><text:span text:style-name="T9"><text:s text:c="2"/></text:span><text:span text:style-name="T9">Results: </text:span><text:span text:style-name="T9"><text:tab/></text:span><text:span text:style-name="T9"> <text:s text:c="29"/>~10h15 <text:s text:c="4"/>~13h45 <text:s text:c="1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Up Arrow 84" draw:style-name="gr7" draw:text-style-name="P5" draw:layer="Mise en page" svg:width="0.904cm" svg:height="0.452cm" svg:x="15.8cm" svg:y="7.948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rved Up Arrow 85" draw:style-name="gr7" draw:text-style-name="P5" draw:layer="Mise en page" svg:width="0.904cm" svg:height="0.452cm" svg:x="12.1cm" svg:y="7.948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frame draw:name="Content Placeholder 2" presentation:style-name="pr2" draw:text-style-name="P15" draw:layer="layout" svg:width="25.875cm" svg:height="1.142cm" svg:x="-0.875cm" svg:y="5.258cm" presentation:class="outline" presentation:user-transformed="true">
          <draw:text-box>
            <text:list text:style-name="L2">
              <text:list-header>
                <text:p text:style-name="P14"><text:span text:style-name="T10">Runs : <text:s text:c="35"/>10h <text:s text:c="7"/>13h30</text:span></text:p>
              </text:list-header>
            </text:list>
          </draw:text-box>
        </draw:frame>
        <draw:line draw:style-name="gr8" draw:text-style-name="P1" draw:layer="layout" svg:x1="11.8cm" svg:y1="6.4cm" svg:x2="11.8cm" svg:y2="8.6cm">
          <text:p/>
        </draw:line>
        <draw:line draw:style-name="gr8" draw:text-style-name="P1" draw:layer="layout" svg:x1="15.5cm" svg:y1="6.328cm" svg:x2="15.5cm" svg:y2="8.528cm">
          <text:p/>
        </draw:line>
        <draw:line draw:style-name="gr9" draw:text-style-name="P1" draw:layer="layout" svg:x1="2.6cm" svg:y1="11.2cm" svg:x2="2.6cm" svg:y2="9.798cm">
          <text:p/>
        </draw:line>
        <draw:line draw:style-name="gr9" draw:text-style-name="P1" draw:layer="layout" svg:x1="8.2cm" svg:y1="12cm" svg:x2="8.2cm" svg:y2="9.798cm">
          <text:p/>
        </draw:line>
        <draw:line draw:style-name="gr9" draw:text-style-name="P1" draw:layer="layout" svg:x1="11.4cm" svg:y1="11.3cm" svg:x2="11.4cm" svg:y2="9.898cm">
          <text:p/>
        </draw:line>
        <draw:line draw:style-name="gr9" draw:text-style-name="P1" draw:layer="layout" svg:x1="22.8cm" svg:y1="11.4cm" svg:x2="22.8cm" svg:y2="9.998cm">
          <text:p/>
        </draw:line>
        <draw:frame draw:name="Footer Placeholder 5" presentation:style-name="pr6" draw:text-style-name="P17" draw:layer="layout" svg:width="4.65cm" svg:height="0.646cm" svg:x="14.2cm" svg:y="18.3cm">
          <draw:text-box>
            <text:p text:style-name="P16"><text:span text:style-name="T5">FUMSECK</text:span></text:p>
          </draw:text-box>
        </draw:frame>
        <draw:custom-shape draw:name="TextBox 26" draw:style-name="gr10" draw:text-style-name="P11" draw:layer="layout" svg:width="4cm" svg:height="3.297cm" svg:x="14.2cm" svg:y="12cm">
          <text:p text:style-name="P10"><text:span text:style-name="T6">CMEMS</text:span><text:span text:style-name="T7"> </text:span></text:p>
          <text:p text:style-name="P10"><text:span text:style-name="T8">CHL</text:span><text:span text:style-name="T7"> L3 </text:span></text:p>
          <text:p text:style-name="P10"><text:span text:style-name="T7">4km</text:span></text:p>
          <text:p text:style-name="P10"><text:span text:style-name="T7">-1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1" draw:layer="layout" svg:x1="15.2cm" svg:y1="11.8cm" svg:x2="15.2cm" svg:y2="9.798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7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pple Chancery1" svg:font-family="'Apple Chancery'"/>
    <style:font-face style:name="Comic Sans MS1" svg:font-family="'Comic Sans MS'"/>
    <style:font-face style:name="Helvetica1" svg:font-family="Helvetica"/>
    <style:font-face style:name="Times2" svg:font-family="Times"/>
    <style:font-face style:name="ＭＳ Ｐゴシック2" svg:font-family="'ＭＳ Ｐゴシック'"/>
    <style:font-face style:name="ＭＳ Ｐゴシック1" svg:font-family="'ＭＳ Ｐゴシック'" style:font-family-generic="decorative"/>
    <style:font-face style:name="Comic Sans MS" svg:font-family="'Comic Sans MS'" style:font-pitch="fixed"/>
    <style:font-face style:name="Helvetica" svg:font-family="Helvetica" style:font-pitch="fixed"/>
    <style:font-face style:name="Times1" svg:font-family="Times" style:font-pitch="fixed"/>
    <style:font-face style:name="ＭＳ Ｐゴシック4" svg:font-family="'ＭＳ Ｐゴシック'" style:font-pitch="fixed"/>
    <style:font-face style:name="Apple Chancery" svg:font-family="'Apple Chancery'" style:font-pitch="variable"/>
    <style:font-face style:name="DejaVu Sans2" svg:font-family="'DejaVu Sans'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GFS Solomos" svg:font-family="'GFS Solomos'" style:font-pitch="variable"/>
    <style:font-face style:name="Helvetica2" svg:font-family="Helvetica" style:font-pitch="variable"/>
    <style:font-face style:name="LM Mono Prop Light 10" svg:font-family="'LM Mono Prop Light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ＭＳ Ｐゴシック3" svg:font-family="'ＭＳ Ｐゴシック'" style:font-pitch="variable"/>
    <style:font-face style:name="DejaVu Sans1" svg:font-family="'DejaVu Sans'" style:font-family-generic="decorative" style:font-pitch="variable"/>
    <style:font-face style:name="Droid Sans Fallback1" svg:font-family="'Droid Sans Fallback'" style:font-family-generic="decorative" style:font-pitch="variable"/>
    <style:font-face style:name="ＭＳ Ｐゴシック" svg:font-family="'ＭＳ Ｐゴシック'" style:font-family-generic="decorative" style:font-pitch="variable"/>
    <style:font-face style:name="FreeSerif" svg:font-family="FreeSerif" style:font-adornments="Italiqu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c8bbff" draw:end-color="#5c5676" draw:start-intensity="100%" draw:end-intensity="100%" draw:angle="0" draw:border="0%"/>
    <draw:gradient draw:name="Gradient_20_2" draw:display-name="Gradient 2" draw:style="axial" draw:start-color="#ffffff" draw:end-color="#b3d1f0" draw:start-intensity="100%" draw:end-intensity="100%" draw:angle="1350" draw:border="0%"/>
    <draw:gradient draw:name="Gradient_20_3" draw:display-name="Gradient 3" draw:style="axial" draw:start-color="#ffffff" draw:end-color="#b3d1f0" draw:start-intensity="100%" draw:end-intensity="100%" draw:angle="450" draw:border="0%"/>
    <draw:gradient draw:name="Gradient_20_4" draw:display-name="Gradient 4" draw:style="linear" draw:start-color="#3568c7" draw:end-color="#a8bee7" draw:start-intensity="100%" draw:end-intensity="100%" draw:angle="0" draw:border="0%"/>
    <draw:gradient draw:name="Gradient_20_5" draw:display-name="Gradient 5" draw:style="linear" draw:start-color="#1822cd" draw:end-color="#878ce5" draw:start-intensity="100%" draw:end-intensity="100%" draw:angle="0" draw:border="0%"/>
    <draw:gradient draw:name="Gradient_20_6" draw:display-name="Gradient 6" draw:style="linear" draw:start-color="#a8bee7" draw:end-color="#3568c7" draw:start-intensity="100%" draw:end-intensity="100%" draw:angle="0" draw:border="0%"/>
    <draw:gradient draw:name="Gradient_20_7" draw:display-name="Gradient 7" draw:style="linear" draw:start-color="#b3d1f0" draw:end-color="#3568c7" draw:start-intensity="100%" draw:end-intensity="100%" draw:angle="0" draw:border="0%"/>
    <draw:gradient draw:name="Gradient_20_8" draw:display-name="Gradient 8" draw:style="linear" draw:start-color="#777777" draw:end-color="#ffffff" draw:start-intensity="100%" draw:end-intensity="100%" draw:angle="0" draw:border="0%"/>
    <draw:gradient draw:name="Gradient_20_9" draw:display-name="Gradient 9" draw:style="linear" draw:start-color="#c8bbff" draw:end-color="#ffffff" draw:start-intensity="100%" draw:end-intensity="100%" draw:angle="0" draw:border="0%"/>
    <draw:fill-image draw:name="msFillBitmap_20_1" draw:display-name="msFillBitmap 1" xlink:href="Pictures/10000000000000360000000B4C697BBC.png" xlink:type="simple" xlink:show="embed" xlink:actuate="onLoad"/>
    <draw:fill-image draw:name="msFillBitmap_20_2" draw:display-name="msFillBitmap 2" xlink:href="Pictures/10000000000000800000008022E7224A.jpg" xlink:type="simple" xlink:show="embed" xlink:actuate="onLoad"/>
    <draw:opacity draw:name="msTransGradient_20_1" draw:display-name="msTransGradient 1" draw:style="linear" draw:start="50%" draw:end="100%" draw:angle="0" draw:border="0%"/>
    <draw:opacity draw:name="msTransGradient_20_10" draw:display-name="msTransGradient 10" draw:style="linear" draw:start="50%" draw:end="100%" draw:angle="0" draw:border="0%"/>
    <draw:opacity draw:name="msTransGradient_20_11" draw:display-name="msTransGradient 11" draw:style="linear" draw:start="50%" draw:end="100%" draw:angle="0" draw:border="0%"/>
    <draw:opacity draw:name="msTransGradient_20_2" draw:display-name="msTransGradient 2" draw:style="linear" draw:start="50%" draw:end="100%" draw:angle="0" draw:border="0%"/>
    <draw:opacity draw:name="msTransGradient_20_3" draw:display-name="msTransGradient 3" draw:style="linear" draw:start="100%" draw:end="50%" draw:angle="0" draw:border="0%"/>
    <draw:opacity draw:name="msTransGradient_20_4" draw:display-name="msTransGradient 4" draw:style="linear" draw:start="50%" draw:end="100%" draw:angle="0" draw:border="0%"/>
    <draw:opacity draw:name="msTransGradient_20_5" draw:display-name="msTransGradient 5" draw:style="linear" draw:start="50%" draw:end="100%" draw:angle="0" draw:border="0%"/>
    <draw:opacity draw:name="msTransGradient_20_6" draw:display-name="msTransGradient 6" draw:style="linear" draw:start="50%" draw:end="100%" draw:angle="0" draw:border="0%"/>
    <draw:opacity draw:name="msTransGradient_20_7" draw:display-name="msTransGradient 7" draw:style="linear" draw:start="50%" draw:end="100%" draw:angle="0" draw:border="0%"/>
    <draw:opacity draw:name="msTransGradient_20_8" draw:display-name="msTransGradient 8" draw:style="linear" draw:start="100%" draw:end="50%" draw:angle="0" draw:border="0%"/>
    <draw:opacity draw:name="msTransGradient_20_9" draw:display-name="msTransGradient 9" draw:style="linear" draw:start="50%" draw:end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f06157" style:text-outline="false" style:text-line-through-style="none" style:text-line-through-type="none" style:text-position="0% 100%" style:font-name="Helvetica1" fo:font-family="Helvetica" fo:font-size="24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24pt" style:language-asian="fr" style:country-asian="FR" style:font-style-asian="normal" style:font-weight-asian="normal" style:font-name-complex="ＭＳ Ｐゴシック2" style:font-family-complex="'ＭＳ Ｐゴシック'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97a4ff" style:text-line-through-style="none" style:text-line-through-type="none" style:text-position="0% 100%" style:font-name="Helvetica1" fo:font-family="Helvetica" fo:font-size="18pt" fo:letter-spacing="normal" fo:font-style="normal" style:text-underline-style="none" fo:font-weight="normal" style:font-name-asian="ＭＳ Ｐゴシック2" style:font-family-asian="'ＭＳ Ｐゴシック'" style:font-size-asian="18pt" style:font-style-asian="normal" style:font-weight-asian="normal" style:font-name-complex="ＭＳ Ｐゴシック4" style:font-family-complex="'ＭＳ Ｐゴシック'" style:font-pitch-complex="fixed" style:font-size-complex="18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1822cd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ＭＳ Ｐゴシック4" style:font-family-complex="'ＭＳ Ｐゴシック'" style:font-pitch-complex="fixed" style:font-size-complex="20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1822cd" style:text-line-through-style="none" style:text-line-through-type="none" style:text-position="0% 100%" style:font-name="Helvetica1" fo:font-family="Helvetica" fo:font-size="20pt" fo:letter-spacing="normal" fo:font-style="normal" style:text-underline-style="none" fo:font-weight="normal" style:font-name-asian="ＭＳ Ｐゴシック2" style:font-family-asian="'ＭＳ Ｐゴシック'" style:font-size-asian="20pt" style:font-style-asian="normal" style:font-weight-asian="normal" style:font-name-complex="ＭＳ Ｐゴシック4" style:font-family-complex="'ＭＳ Ｐゴシック'" style:font-pitch-complex="fixed" style:font-size-complex="20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1" fo:font-family="Times" style:font-pitch="fixed" fo:font-size="24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24pt" style:language-asian="fr" style:country-asian="FR" style:font-style-asian="normal" style:font-weight-asian="normal" style:font-name-complex="ＭＳ Ｐゴシック4" style:font-family-complex="'ＭＳ Ｐゴシック'" style:font-pitch-complex="fixed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none" svg:stroke-width="0.026cm" draw:stroke-linejoin="miter" draw:fill="solid" draw:fill-color="#b3d1f0" draw:opacity="50%" draw:textarea-vertical-align="middle" draw:auto-grow-height="fals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miter" draw:fill="gradient" draw:fill-gradient-name="Gradient_20_4" draw:opacity-name="msTransGradient_20_1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miter" draw:fill="gradient" draw:fill-gradient-name="Gradient_20_5" draw:opacity-name="msTransGradient_20_2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miter" draw:fill="gradient" draw:fill-gradient-name="Gradient_20_6" draw:opacity-name="msTransGradient_20_3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.026cm" draw:stroke-linejoin="miter" draw:fill="gradient" draw:fill-gradient-name="Gradient_20_7" draw:opacity-name="msTransGradient_20_4" draw:textarea-vertical-align="middle" draw:auto-grow-height="false" draw:fit-to-size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bitmap" draw:fill-image-name="msFillBitmap_20_1" draw:fill-image-width="1.429cm" draw:fill-image-height="0.291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.026cm" draw:stroke-linejoin="miter" draw:fill="gradient" draw:fill-gradient-name="Gradient_20_8" draw:opacity-name="msTransGradient_20_5" draw:textarea-vertical-align="middle" draw:auto-grow-height="false" draw:fit-to-size="false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solid" draw:fill-color="#777777" draw:opacity="50%" draw:textarea-vertical-align="middle" draw:auto-grow-height="false" draw:fit-to-size="false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stroke-linejoin="miter" draw:fill="gradient" draw:fill-gradient-name="Gradient_20_4" draw:opacity-name="msTransGradient_20_6" draw:textarea-vertical-align="middle" draw:auto-grow-height="false" draw:fit-to-size="false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.026cm" draw:stroke-linejoin="miter" draw:fill="gradient" draw:fill-gradient-name="Gradient_20_5" draw:opacity-name="msTransGradient_20_7" draw:textarea-vertical-align="middle" draw:auto-grow-height="false" draw:fit-to-size="false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.026cm" draw:stroke-linejoin="miter" draw:fill="gradient" draw:fill-gradient-name="Gradient_20_6" draw:opacity-name="msTransGradient_20_8" draw:textarea-vertical-align="middle" draw:auto-grow-height="false" draw:fit-to-size="false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.026cm" draw:stroke-linejoin="miter" draw:fill="gradient" draw:fill-gradient-name="Gradient_20_7" draw:opacity-name="msTransGradient_20_9" draw:textarea-vertical-align="middle" draw:auto-grow-height="false" draw:fit-to-size="false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.026cm" draw:stroke-linejoin="miter" draw:fill="bitmap" draw:fill-image-name="msFillBitmap_20_2" draw:fill-image-width="4.335cm" draw:fill-image-height="4.335cm" style:repeat="repeat" draw:fill-image-ref-point-x="0%" draw:fill-image-ref-point-y="0%" draw:fill-image-ref-point="top-left" draw:textarea-vertical-align="middle" draw:auto-grow-height="false" draw:fit-to-size="false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.026cm" draw:stroke-linejoin="miter" draw:fill="gradient" draw:fill-gradient-name="Gradient_20_9" draw:opacity-name="msTransGradient_20_10" draw:textarea-vertical-align="middle" draw:auto-grow-height="false" draw:fit-to-size="false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.026cm" draw:stroke-linejoin="miter" draw:fill="gradient" draw:fill-gradient-name="Gradient_20_10" draw:opacity-name="msTransGradient_20_11" draw:textarea-vertical-align="middle" draw:auto-grow-height="false" draw:fit-to-size="false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pr1" style:family="presentation" style:parent-style-name="Titre_20_et_20_contenu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re_20_et_20_contenu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center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  <style:text-properties fo:font-size="24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1822cd" style:text-line-through-style="none" style:text-line-through-type="none" style:text-position="0% 100%" style:font-name="Apple Chancery1" fo:font-size="14pt" fo:letter-spacing="normal" fo:font-style="normal" style:text-underline-style="none" fo:font-weight="normal" style:font-name-asian="ＭＳ Ｐゴシック2" style:font-size-asian="14pt" style:font-style-asian="normal" style:font-weight-asian="normal" style:font-name-complex="ＭＳ Ｐゴシック2" style:font-size-complex="14pt" style:font-style-complex="normal" style:font-weight-complex="normal"/>
    </style:style>
    <style:style style:name="MT2" style:family="text">
      <style:text-properties fo:font-variant="normal" fo:text-transform="none" fo:color="#ff7a75" style:text-line-through-style="none" style:text-line-through-type="none" style:text-position="0% 100%" style:font-name="Comic Sans MS1" fo:font-size="44pt" fo:letter-spacing="normal" fo:font-style="italic" style:text-underline-style="none" fo:font-weight="bold" style:font-name-asian="ＭＳ Ｐゴシック2" style:font-size-asian="44pt" style:font-style-asian="italic" style:font-weight-asian="bold" style:font-name-complex="ＭＳ Ｐゴシック2" style:font-size-complex="44pt" style:font-style-complex="italic" style:font-weight-complex="bold"/>
    </style:style>
    <style:style style:name="MT3" style:family="text">
      <style:text-properties fo:font-variant="normal" fo:text-transform="none" fo:color="#f06157" style:text-line-through-style="none" style:text-line-through-type="none" style:text-position="0% 100%" style:font-name="Helvetica1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ＭＳ Ｐゴシック2" style:font-size-complex="24pt" style:font-style-complex="normal" style:font-weight-complex="normal"/>
    </style:style>
    <style:style style:name="MT4" style:family="text">
      <style:text-properties fo:font-variant="normal" fo:text-transform="none" fo:color="#1822cd" style:text-line-through-style="none" style:text-line-through-type="none" style:text-position="0% 100%" style:font-name="Helvetica1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/>
    </style:style>
    <style:style style:name="MT5" style:family="text">
      <style:text-properties fo:font-variant="normal" fo:text-transform="none" fo:color="#97a4ff" style:text-line-through-style="none" style:text-line-through-type="none" style:text-position="0% 100%" style:font-name="Helvetica1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ＭＳ Ｐゴシック2" style:font-size-complex="18pt" style:font-style-complex="normal" style:font-weight-complex="normal"/>
    </style:style>
    <style:style style:name="MT6" style:family="text">
      <style:text-properties fo:font-variant="normal" fo:text-transform="none" fo:color="#0000ff" style:text-line-through-style="none" style:text-line-through-type="none" style:text-position="0% 100%" style:font-name="Apple Chancery1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7" style:family="text">
      <style:text-properties fo:font-variant="normal" fo:text-transform="none" fo:color="#9a9ff3" style:text-line-through-style="none" style:text-line-through-type="none" style:text-position="0% 100%" style:font-name="Times2" fo:font-size="12pt" fo:letter-spacing="normal" fo:font-style="normal" style:text-underline-style="none" fo:font-weight="normal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1822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eeae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99000000FA7218B503.png" xlink:type="simple" xlink:show="embed" xlink:actuate="onLoad">
        <style:list-level-properties text:space-before="0.001cm" text:min-label-width="0.951cm" style:vertical-pos="middle" style:vertical-rel="line" fo:width="0.677cm" fo:height="0.677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99000000FA7218B503.png" xlink:type="simple" xlink:show="embed" xlink:actuate="onLoad">
        <style:list-level-properties text:space-before="0.001cm" text:min-label-width="0.951cm" style:vertical-pos="middle" style:vertical-rel="line" fo:width="0.677cm" fo:height="0.677cm"/>
      </text:list-level-style-image>
      <text:list-level-style-bullet text:level="2" text:bullet-char="">
        <style:list-level-properties text:space-before="1.481cm" text:min-label-width="1.162cm"/>
        <style:text-properties fo:font-family="Webdings" style:font-pitch="fixed" style:font-charset="x-symbol" fo:color="#1822c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99000000FA7218B503.png" xlink:type="simple" xlink:show="embed" xlink:actuate="onLoad">
        <style:list-level-properties text:space-before="0.001cm" text:min-label-width="0.951cm" style:vertical-pos="middle" style:vertical-rel="line" fo:width="0.677cm" fo:height="0.677cm"/>
      </text:list-level-style-image>
      <text:list-level-style-bullet text:level="2" text:bullet-char="">
        <style:list-level-properties text:space-before="1.481cm" text:min-label-width="1.162cm"/>
        <style:text-properties fo:font-family="Webdings" style:font-pitch="fixed" style:font-charset="x-symbol" fo:color="#1822cd" fo:font-size="100%"/>
      </text:list-level-style-bullet>
      <text:list-level-style-bullet text:level="3" text:bullet-char="•">
        <style:list-level-properties text:space-before="3.173cm" text:min-label-width="0.506cm"/>
        <style:text-properties fo:font-family="Times" style:font-family-generic="roman" style:font-pitch="fixed" fo:color="#97a4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20100000099000000FA7218B503.png" xlink:type="simple" xlink:show="embed" xlink:actuate="onLoad">
        <style:list-level-properties text:space-before="0.001cm" text:min-label-width="0.951cm" style:vertical-pos="middle" style:vertical-rel="line" fo:width="0.677cm" fo:height="0.677cm"/>
      </text:list-level-style-image>
      <text:list-level-style-bullet text:level="2" text:bullet-char="">
        <style:list-level-properties text:space-before="1.481cm" text:min-label-width="1.162cm"/>
        <style:text-properties fo:font-family="Webdings" style:font-pitch="fixed" style:font-charset="x-symbol" fo:color="#1822cd" fo:font-size="100%"/>
      </text:list-level-style-bullet>
      <text:list-level-style-bullet text:level="3" text:bullet-char="•">
        <style:list-level-properties text:space-before="3.173cm" text:min-label-width="0.506cm"/>
        <style:text-properties fo:font-family="Times" style:font-family-generic="roman" style:font-pitch="fixed" fo:color="#97a4ff" fo:font-size="100%"/>
      </text:list-level-style-bullet>
      <text:list-level-style-bullet text:level="4" text:bullet-char="•">
        <style:list-level-properties text:space-before="4.209cm" text:min-label-width="0.633cm"/>
        <style:text-properties fo:font-family="Times" style:font-family-generic="roman" style:font-pitch="fixed" fo:color="#f0615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100000099000000FA7218B503.png" xlink:type="simple" xlink:show="embed" xlink:actuate="onLoad">
        <style:list-level-properties text:space-before="0.001cm" text:min-label-width="0.951cm" style:vertical-pos="middle" style:vertical-rel="line" fo:width="0.677cm" fo:height="0.677cm"/>
      </text:list-level-style-image>
      <text:list-level-style-bullet text:level="2" text:bullet-char="">
        <style:list-level-properties text:space-before="1.481cm" text:min-label-width="1.162cm"/>
        <style:text-properties fo:font-family="Webdings" style:font-pitch="fixed" style:font-charset="x-symbol" fo:color="#1822cd" fo:font-size="100%"/>
      </text:list-level-style-bullet>
      <text:list-level-style-bullet text:level="3" text:bullet-char="•">
        <style:list-level-properties text:space-before="3.173cm" text:min-label-width="0.506cm"/>
        <style:text-properties fo:font-family="Times" style:font-family-generic="roman" style:font-pitch="fixed" fo:color="#97a4ff" fo:font-size="100%"/>
      </text:list-level-style-bullet>
      <text:list-level-style-bullet text:level="4" text:bullet-char="•">
        <style:list-level-properties text:space-before="4.209cm" text:min-label-width="0.633cm"/>
        <style:text-properties fo:font-family="Times" style:font-family-generic="roman" style:font-pitch="fixed" fo:color="#f06157" fo:font-size="100%"/>
      </text:list-level-style-bullet>
      <text:list-level-style-bullet text:level="5" text:bullet-char="">
        <style:list-level-properties text:space-before="5.372cm" text:min-label-width="0.633cm"/>
        <style:text-properties fo:font-family="Wingdings" style:font-pitch="fixed" style:font-charset="x-symbol" fo:color="#1822c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9a9f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1822c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re_20_et_20_contenu" style:display-name="Titre et contenu" style:page-layout-name="PM1" draw:style-name="Mdp1">
      <draw:custom-shape draw:name="AutoShape 2" draw:style-name="Mgr3" draw:text-style-name="MP3" draw:layer="backgroundobjects" svg:width="19.5cm" svg:height="13.757cm" svg:x="0cm" svg:y="5.292cm">
        <text:p text:style-name="MP4"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AutoShape 3" draw:style-name="Mgr4" draw:text-style-name="MP3" draw:layer="backgroundobjects" svg:width="13.199cm" svg:height="13.757cm" svg:x="13.798cm" svg:y="5.292cm">
        <text:p text:style-name="MP4"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roup 29">
        <draw:g draw:name="Group 30">
          <draw:custom-shape draw:name="Rectangle 31" draw:style-name="Mgr5" draw:text-style-name="MP3" draw:layer="layout" svg:width="26.981cm" svg:height="0.06cm" draw:transform="rotate (-3.14159265358979) translate (26.959cm 18.208cm)">
            <text:p text:style-name="MP5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Mgr6" draw:text-style-name="MP3" draw:layer="layout" svg:width="26.981cm" svg:height="0.14cm" draw:transform="rotate (-3.14159265358979) translate (26.959cm 18.146cm)">
            <text:p text:style-name="M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Mgr7" draw:text-style-name="MP3" draw:layer="layout" svg:width="26.981cm" svg:height="0.012cm" draw:transform="rotate (-3.14159265358979) translate (26.959cm 18.141cm)">
            <text:p text:style-name="M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Mgr8" draw:text-style-name="MP3" draw:layer="layout" svg:width="26.981cm" svg:height="0.026cm" draw:transform="rotate (-3.14159265358979) translate (26.959cm 18.005cm)">
            <text:p text:style-name="MP4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5" draw:style-name="Mgr9" draw:text-style-name="MP3" draw:layer="layout" svg:width="26.981cm" svg:height="0.026cm" draw:transform="rotate (-3.14159265358979) translate (26.959cm 18.15cm)">
            <text:p text:style-name="M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6" draw:style-name="Mgr10" draw:text-style-name="MP3" draw:layer="layout" svg:width="27cm" svg:height="0.771cm" draw:transform="rotate (-3.14159265358979) translate (27.066cm 18.997cm)">
          <text:p text:style-name="M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Mgr11" draw:text-style-name="MP3" draw:layer="layout" svg:width="26.99cm" svg:height="0.096cm" draw:transform="rotate (-3.14159265358979) translate (27.052cm 18.054cm)">
          <text:p text:style-name="M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Mgr12" draw:text-style-name="MP3" draw:layer="layout" svg:width="26.986cm" svg:height="0.047cm" draw:transform="rotate (-3.14159265358979) translate (26.963cm 18.239cm)">
          <text:p text:style-name="M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40">
        <draw:g draw:name="Group 8">
          <draw:custom-shape draw:name="Rectangle 9" draw:style-name="Mgr5" draw:text-style-name="MP3" draw:layer="layout" svg:width="26.981cm" svg:height="0.15cm" svg:x="0.019cm" svg:y="2.447cm">
            <text:p text:style-name="MP5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Mgr13" draw:text-style-name="MP3" draw:layer="layout" svg:width="26.981cm" svg:height="0.362cm" svg:x="0.019cm" svg:y="2.6cm">
            <text:p text:style-name="M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Mgr14" draw:text-style-name="MP3" draw:layer="layout" svg:width="26.981cm" svg:height="0.03cm" svg:x="0.019cm" svg:y="2.416cm">
            <text:p text:style-name="M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Mgr15" draw:text-style-name="MP3" draw:layer="layout" svg:width="26.981cm" svg:height="0.073cm" svg:x="0.019cm" svg:y="2.952cm">
            <text:p text:style-name="MP4"/>
            <draw:enhanced-geometry draw:mirror-horizontal="false" draw:mirror-vertical="tru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Mgr16" draw:text-style-name="MP3" draw:layer="layout" svg:width="26.981cm" svg:height="0.079cm" svg:x="0.019cm" svg:y="2.588cm">
            <text:p text:style-name="MP5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Mgr17" draw:text-style-name="MP3" draw:layer="layout" svg:width="27cm" svg:height="2.473cm" svg:x="0cm" svg:y="0cm">
          <text:p text:style-name="M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18" draw:text-style-name="MP3" draw:layer="layout" svg:width="26.987cm" svg:height="0.323cm" svg:x="0.013cm" svg:y="3.071cm">
          <text:p text:style-name="M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9" draw:text-style-name="MP3" draw:layer="layout" svg:width="26.987cm" svg:height="0.159cm" svg:x="0.013cm" svg:y="2.401cm">
          <text:p text:style-name="M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5" draw:style-name="Mgr20" draw:text-style-name="MP3" draw:layer="backgroundobjects" svg:width="9.8cm" svg:height="0.846cm" svg:x="11.5cm" svg:y="18.203cm">
        <text:p text:style-name="MP4"><text:span text:style-name="MT1">PREBIOSWOT</text:span></text:p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" draw:text-style-name="MP7" draw:layer="backgroundobjects" svg:width="26.1cm" svg:height="1.745cm" svg:x="0.361cm" svg:y="0.37cm" presentation:class="title" presentation:user-transformed="true">
        <draw:text-box>
          <text:p text:style-name="MP6"><text:span text:style-name="MT2">Cliquez pour éditer le format du texte-titreCliquez et modifiez le titre</text:span></text:p>
        </draw:text-box>
      </draw:frame>
      <draw:frame draw:name="Espace réservé du contenu 2" presentation:style-name="Mpr2" draw:text-style-name="MP3" draw:layer="backgroundobjects" svg:width="25.875cm" svg:height="13.599cm" svg:x="0.45cm" svg:y="3.757cm" presentation:class="outline" presentation:user-transformed="true">
        <draw:text-box>
          <text:list text:style-name="ML5">
            <text:list-item>
              <text:p text:style-name="MP8"><text:span text:style-name="MT3">Cliquez pour éditer le format du plan de texte</text:span></text:p>
              <text:list>
                <text:list-item>
                  <text:p text:style-name="MP8"><text:span text:style-name="MT3">Second niveau de plan</text:span></text:p>
                  <text:list>
                    <text:list-item>
                      <text:p text:style-name="MP8"><text:span text:style-name="MT3">Troisième niveau de plan</text:span></text:p>
                      <text:list>
                        <text:list-item>
                          <text:p text:style-name="MP8"><text:span text:style-name="MT3">Quatrième niveau de plan</text:span></text:p>
                          <text:list>
                            <text:list-item>
                              <text:p text:style-name="MP8"><text:span text:style-name="MT3">Cinquième niveau de plan</text:span></text:p>
                              <text:list>
                                <text:list-item>
                                  <text:p text:style-name="MP8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eptième niveau de planCliquez pour modifier les styles du texte du masqu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Deuxièm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3" draw:text-style-name="MP13" draw:layer="backgroundobjects" svg:width="3.374cm" svg:height="1.013cm" svg:x="21.601cm" svg:y="18.12cm" presentation:class="date-time" presentation:user-transformed="true">
        <draw:text-box>
          <text:p text:style-name="MP12"><text:span text:style-name="MT6"><text:date style:data-style-name="D1" text:date-value="2019-04-26">26/04/2019</text:date></text:span></text:p>
        </draw:text-box>
      </draw:frame>
      <draw:frame draw:name="Espace réservé du numéro de diapositive 5" presentation:style-name="Mpr3" draw:text-style-name="MP13" draw:layer="backgroundobjects" svg:width="6.299cm" svg:height="1.013cm" svg:x="4.95cm" svg:y="18.036cm" presentation:class="page-number" presentation:user-transformed="true">
        <draw:text-box>
          <text:p text:style-name="MP12"><text:span text:style-name="MT7"><text:page-number>&lt;numéro&gt;</text:page-number></text:span></text:p>
        </draw:text-box>
      </draw:frame>
      <draw:frame draw:name="Espace réservé du pied de page 6" presentation:style-name="Mpr4" draw:text-style-name="MP14" draw:layer="backgroundobjects" svg:width="3.148cm" svg:height="0.846cm" svg:x="1.35cm" svg:y="18.203cm" presentation:class="footer" presentation:user-transformed="true">
        <draw:text-box>
          <text:p text:style-name="MP12"><text:span text:style-name="MT1">S. Barrillon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ectron commissioning on 2009 data</dc:title>
    <meta:initial-creator>Baffioni Stephanie</meta:initial-creator>
    <dc:creator>Commentaires -</dc:creator>
    <meta:editing-cycles>1162</meta:editing-cycles>
    <meta:print-date>2018-04-17T13:16:44</meta:print-date>
    <meta:creation-date>2012-12-17T13:05:37</meta:creation-date>
    <dc:date>2019-04-26T16:51:41.067509047</dc:date>
    <meta:editing-duration>P1DT22H8M41S</meta:editing-duration>
    <meta:generator>LibreOffice/4.2.8.2$Linux_X86_64 LibreOffice_project/420m0$Build-2</meta:generator>
    <meta:document-statistic meta:object-count="70"/>
    <meta:user-defined meta:name="AppVersion">16.0012</meta:user-defined>
    <meta:user-defined meta:name="Company">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